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13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Table_20_Contents">
      <style:paragraph-properties style:snap-to-layout-grid="false"/>
      <style:text-properties fo:language="en" fo:country="US"/>
    </style:style>
    <style:style style:name="P15" style:family="paragraph" style:parent-style-name="Table_20_Contents">
      <style:paragraph-properties style:snap-to-layout-grid="false"/>
      <style:text-properties fo:language="ru" fo:country="RU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Задачи за прошедшую недел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2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00 часов / 200 часов</text:p>
          </table:table-cell>
          <table:table-cell table:style-name="Таблица1.E2" office:value-type="string">
            <text:p text:style-name="P12">Команда</text:p>
          </table:table-cell>
        </table:table-row>
        <table:table-row table:style-name="Таблица1.1">
          <table:table-cell table:style-name="Таблица1.A2" office:value-type="string">
            <text:p text:style-name="P11">Руководительское совещани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QA митинга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2 часов / 12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Статья по OCSP для Blazemeter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5">
            <text:p text:style-name="P11">50,00%</text:p>
          </table:table-cell>
          <table:table-cell table:style-name="Таблица1.A2" office:value-type="string">
            <text:p text:style-name="P11">6 часов / 5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Встреча с Иваном Васильевичем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<text:span text:style-name="T1"> </text:span>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8 часов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Собеседования в Красноярске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9"><text:span text:style-name="T2">6</text:span> <text:span text:style-name="T2">часов / 6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родвижение статей по Selenium в форумах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9">5 часов / 5 <text:span text:style-name="T2">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ить инструкцию по оценке тестирования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9"><text:span text:style-name="T2">8</text:span> ча<text:span text:style-name="T2">сов / 0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План статьи по TCP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9">2 часа / 1 <text:span text:style-name="T2">час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Базовая кафедра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9">8 часов / 8 <text:span text:style-name="T2">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>Довести результаты аттестации до сотрудников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3 часа / 0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к webinar Blazemeter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0.1">
            <text:p text:style-name="P11">10,00%</text:p>
          </table:table-cell>
          <table:table-cell table:style-name="Таблица1.A2" office:value-type="string">
            <text:p text:style-name="P9">8 часов / 1 <text:span text:style-name="T2">час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video training для Blazemeter</text:p>
          </table:table-cell>
          <table:table-cell table:style-name="Таблица1.B2" office:value-type="percentage" office:value="0.5">
            <text:p text:style-name="P9">5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9">6 часов / 0 <text:span text:style-name="T2">часов</text:span></text:p>
          </table:table-cell>
          <table:table-cell table:style-name="Таблица1.E2" office:value-type="string">
            <text:p text:style-name="P11">То что сделано - достаточно</text:p>
          </table:table-cell>
        </table:table-row>
      </table:table>
      <text:p text:style-name="P2"/>
      <text:p text:style-name="P3">Внеплановые задачи за 2 нед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час</text:p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2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26">
            <text:p text:style-name="P11">26.03.17</text:p>
          </table:table-cell>
          <table:table-cell table:style-name="Таблица4.A2" office:value-type="string">
            <text:p text:style-name="P11">200 часов</text:p>
          </table:table-cell>
          <table:table-cell table:style-name="Таблица4.E2" office:value-type="string">
            <text:p text:style-name="P12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21">
            <text:p text:style-name="P11">21.03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QA митинга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22">
            <text:p text:style-name="P11">22.03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2" office:value-type="string">
            <text:p text:style-name="P11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26">
            <text:p text:style-name="P11">26.03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Статья по OCSP для Blazemeter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21">
            <text:p text:style-name="P11">21.03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3-17">
            <text:p text:style-name="P11">17.03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плана стажировки <text:s/>в Красноярске</text:p>
          </table:table-cell>
          <table:table-cell table:style-name="Таблица4.B2" office:value-type="percentage" office:value="0.5">
            <text:p text:style-name="P9">50%</text:p>
          </table:table-cell>
          <table:table-cell table:style-name="Таблица4.C2" office:value-type="date" office:date-value="2017-03-24">
            <text:p text:style-name="P11">24.03.17</text:p>
          </table:table-cell>
          <table:table-cell table:style-name="Таблица4.A2" office:value-type="string">
            <text:p text:style-name="P9"><text:span text:style-name="T2">2</text:span> <text:span text:style-name="T2">часа</text:span>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родвижение статей по Selenium в форумах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25">
            <text:p text:style-name="P11">25.03.17</text:p>
          </table:table-cell>
          <table:table-cell table:style-name="Таблица4.A2" office:value-type="string">
            <text:p text:style-name="P9">5 часов</text:p>
          </table:table-cell>
          <table:table-cell table:style-name="Таблица4.E2" office:value-type="string">
            <text:p text:style-name="P11">Фирсанов К.А. Михайлов М. Шепелева Ю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ить инструкцию по оценке тестирования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22">
            <text:p text:style-name="P11">22.03.17</text:p>
          </table:table-cell>
          <table:table-cell table:style-name="Таблица4.A2" office:value-type="string">
            <text:p text:style-name="P9"><text:span text:style-name="T2">8</text:span> ча<text:span text:style-name="T2">сов</text:span>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9"><text:span text:style-name="T2">С</text:span>тать<text:span text:style-name="T2">я</text:span> по TCP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23">
            <text:p text:style-name="P11">23.03.17</text:p>
          </table:table-cell>
          <table:table-cell table:style-name="Таблица4.A2" office:value-type="string">
            <text:p text:style-name="P9">16 час<text:span text:style-name="T2">ов</text:span>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Обновить И-05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22">
            <text:p text:style-name="P11">22.03.17</text:p>
          </table:table-cell>
          <table:table-cell table:style-name="Таблица4.A2" office:value-type="string">
            <text:p text:style-name="P9">8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3">
          <table:table-cell table:style-name="Таблица4.A2" office:value-type="string">
            <text:p text:style-name="P11">Подготовка к webinar Blazemeter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2">
            <text:p text:style-name="P11">12.03.17</text:p>
          </table:table-cell>
          <table:table-cell table:style-name="Таблица4.A2" office:value-type="string">
            <text:p text:style-name="P9">40 часов</text:p>
          </table:table-cell>
          <table:table-cell table:style-name="Таблица4.E2" office:value-type="string">
            <text:p text:style-name="P11">Фирсанов К.А. Жиряков Е.</text:p>
            <text:p text:style-name="P11">Дудник В.</text:p>
          </table:table-cell>
        </table:table-row>
        <table:table-row table:style-name="Таблица4.13">
          <table:table-cell table:style-name="Таблица4.A2" office:value-type="string">
            <text:p text:style-name="P11">Подготовка video training для Blazemeter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3-10">
            <text:p text:style-name="P11">10.03.17</text:p>
          </table:table-cell>
          <table:table-cell table:style-name="Таблица4.A2" office:value-type="string">
            <text:p text:style-name="P9">12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3-20T23:15:40.91</dc:date>
    <meta:editing-cycles>64</meta:editing-cycles>
    <meta:editing-duration>PT22H29M48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56" meta:word-count="405" meta:character-count="2513"/>
  </office:meta>
</office:document-meta>
</file>